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itude_validation_test" table:style-name="ta1">
        <table:shapes>
          <draw:frame draw:z-index="0" draw:style-name="gr1" draw:text-style-name="P1" svg:width="6.2949in" svg:height="3.5453in" svg:x="54.2488in" svg:y="0.5748in">
            <draw:object draw:notify-on-update-of-ranges="magnitude_validation_test.AP1:magnitude_validation_test.AP1 magnitude_validation_test.AP2:magnitude_validation_test.AP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49in" svg:x="63.3587in" svg:y="1.1295in">
            <draw:object draw:notify-on-update-of-ranges="magnitude_validation_test.AN1:magnitude_validation_test.AN1 magnitude_validation_test.AN2:magnitude_validation_test.AN2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4.2681in" svg:y="4.4524in">
            <draw:object draw:notify-on-update-of-ranges="magnitude_validation_test.AO1:magnitude_validation_test.AO1 magnitude_validation_test.AO2:magnitude_validation_test.AO2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  <table:table-cell/>
          <table:table-cell table:formula="of:=AVERAGE([.AN67:.AN158])" office:value-type="float" office:value="-0.0310173913043478" calcext:value-type="float">
            <text:p>-0.031017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004" calcext:value-type="float">
            <text:p>0.015004</text:p>
          </table:table-cell>
          <table:table-cell/>
          <table:table-cell table:formula="of:=AVERAGE([.AO67:.AO158])" office:value-type="float" office:value="-0.0450847826086957" calcext:value-type="float">
            <text:p>-0.0450847826086957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-0.00825" calcext:value-type="float">
            <text:p>-0.008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  <table:table-cell/>
          <table:table-cell table:formula="of:=AVERAGE([.AP67:.AP158])" office:value-type="float" office:value="0.11469747826087" calcext:value-type="float">
            <text:p>0.11469747826087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" calcext:value-type="float">
            <text:p>0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164" calcext:value-type="float">
            <text:p>0.010164</text:p>
          </table:table-cell>
          <table:table-cell table:number-columns-repeated="2"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9844" calcext:value-type="float">
            <text:p>0.0198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004" calcext:value-type="float">
            <text:p>0.0150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28556" calcext:value-type="float">
            <text:p>-0.028556</text:p>
          </table:table-cell>
          <table:table-cell table:number-columns-repeated="2"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9524" calcext:value-type="float">
            <text:p>0.029524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" calcext:value-type="float">
            <text:p>0.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31944" calcext:value-type="float">
            <text:p>0.0319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0164" calcext:value-type="float">
            <text:p>0.01016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23716" calcext:value-type="float">
            <text:p>-0.0237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919599999999997" calcext:value-type="float">
            <text:p>-0.00919599999999997</text:p>
          </table:table-cell>
          <table:table-cell table:number-columns-repeated="2" office:value-type="float" office:value="-0.00525" calcext:value-type="float">
            <text:p>-0.005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" calcext:value-type="float">
            <text:p>0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246" calcext:value-type="float">
            <text:p>0.0246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048884" calcext:value-type="float">
            <text:p>0.0488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319440000000001" calcext:value-type="float">
            <text:p>-0.031944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231" calcext:value-type="float">
            <text:p>0.023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82764" calcext:value-type="float">
            <text:p>0.08276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9" calcext:value-type="float">
            <text:p>0.009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36004" calcext:value-type="float">
            <text:p>0.136004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271040000000001" calcext:value-type="float">
            <text:p>-0.027104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24684" calcext:value-type="float">
            <text:p>0.024684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4684" calcext:value-type="float">
            <text:p>0.02468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212959999999999" calcext:value-type="float">
            <text:p>0.02129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229899999999999" calcext:value-type="float">
            <text:p>-0.02298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40172" calcext:value-type="float">
            <text:p>0.04017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2541" calcext:value-type="float">
            <text:p>-0.0254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4684" calcext:value-type="float">
            <text:p>0.024684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9766" calcext:value-type="float">
            <text:p>-0.02976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4684" calcext:value-type="float">
            <text:p>0.0246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8876" calcext:value-type="float">
            <text:p>-0.0188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8876" calcext:value-type="float">
            <text:p>-0.018876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27104" calcext:value-type="float">
            <text:p>-0.0271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36004" calcext:value-type="float">
            <text:p>0.1360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0.006" calcext:value-type="float">
            <text:p>-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876" calcext:value-type="float">
            <text:p>-0.0188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0.003" calcext:value-type="float">
            <text:p>-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271040000000001" calcext:value-type="float">
            <text:p>-0.02710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2235" calcext:value-type="float">
            <text:p>-0.0223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0.009" calcext:value-type="float">
            <text:p>-0.00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2235" calcext:value-type="float">
            <text:p>-0.022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695" calcext:value-type="float">
            <text:p>-0.016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111804" calcext:value-type="float">
            <text:p>0.11180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24684" calcext:value-type="float">
            <text:p>0.024684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9" calcext:value-type="float">
            <text:p>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1804" calcext:value-type="float">
            <text:p>0.11180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12959999999999" calcext:value-type="float">
            <text:p>0.02129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609" calcext:value-type="float">
            <text:p>-0.060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" calcext:value-type="float">
            <text:p>0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31164" calcext:value-type="float">
            <text:p>0.131164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" calcext:value-type="float">
            <text:p>0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876" calcext:value-type="float">
            <text:p>-0.018876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160204" calcext:value-type="float">
            <text:p>0.1602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2205" calcext:value-type="float">
            <text:p>0.022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8505" calcext:value-type="float">
            <text:p>-0.085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0.00975" calcext:value-type="float">
            <text:p>0.009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4036" calcext:value-type="float">
            <text:p>-0.014036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2541" calcext:value-type="float">
            <text:p>-0.0254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30976" calcext:value-type="float">
            <text:p>0.03097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8876" calcext:value-type="float">
            <text:p>-0.018876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30976" calcext:value-type="float">
            <text:p>0.03097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9524" calcext:value-type="float">
            <text:p>0.029524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4036" calcext:value-type="float">
            <text:p>-0.014036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5004" calcext:value-type="float">
            <text:p>0.01500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9844" calcext:value-type="float">
            <text:p>0.0198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3025" calcext:value-type="float">
            <text:p>-0.0302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0.009" calcext:value-type="float">
            <text:p>-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-0.00525" calcext:value-type="float">
            <text:p>-0.005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7026" calcext:value-type="float">
            <text:p>0.0370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225" calcext:value-type="float">
            <text:p>0.022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12959999999999" calcext:value-type="float">
            <text:p>0.02129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164" calcext:value-type="float">
            <text:p>0.010164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2399999999998" calcext:value-type="float">
            <text:p>0.00532399999999998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24684" calcext:value-type="float">
            <text:p>0.0246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8876" calcext:value-type="float">
            <text:p>-0.018876</text:p>
          </table:table-cell>
          <table:table-cell table:number-columns-repeated="2"/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2541" calcext:value-type="float">
            <text:p>-0.0254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229899999999999" calcext:value-type="float">
            <text:p>-0.02298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6" calcext:value-type="float">
            <text:p>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6T19:18:43.051001694</dc:date>
    <meta:editing-duration>PT31M54S</meta:editing-duration>
    <meta:editing-cycles>2</meta:editing-cycles>
    <meta:generator>LibreOffice/7.3.7.2$Linux_X86_64 LibreOffice_project/30$Build-2</meta:generator>
    <meta:document-statistic meta:table-count="1" meta:cell-count="1003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1.18cm" svg:y="4.204cm" style:legend-expansion="high" chart:style-name="ch2"/>
        <chart:plot-area chart:style-name="ch3" table:cell-range-address="magnitude_validation_test.AP1:magnitude_validation_test.AP209" chart:data-source-has-labels="row" svg:x="0.319cm" svg:y="0.18cm" svg:width="10.542cm" svg:height="8.646cm">
          <chart:coordinate-region svg:x="1.337cm" svg:y="0.379cm" svg:width="9.52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.AP2:magnitude_validation_test.AP209" chart:label-cell-address="magnitude_validation_test.AP1:magnitude_validation_test.AP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Z [mT]</text:p>
                <draw:g>
                  <svg:desc>magnitude_validation_test.AP1:magnitude_validation_test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32400000000001">
                <text:p>0.00532400000000001</text:p>
                <draw:g>
                  <svg:desc>magnitude_validation_test.AP2:magnitude_validation_test.AP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8876">
                <text:p>-0.018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8556">
                <text:p>-0.02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884">
                <text:p>0.048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2764">
                <text:p>0.082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844">
                <text:p>0.140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6004">
                <text:p>0.136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0844">
                <text:p>0.140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6004">
                <text:p>0.136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0204">
                <text:p>0.160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23716">
                <text:p>-0.023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5004">
                <text:p>0.015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8876">
                <text:p>-0.0188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5004">
                <text:p>0.015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32400000000001">
                <text:p>0.005324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1.153cm" svg:y="4.203cm" style:legend-expansion="high" chart:style-name="ch2"/>
        <chart:plot-area chart:style-name="ch3" table:cell-range-address="magnitude_validation_test.AN1:magnitude_validation_test.AN209" chart:data-source-has-labels="row" svg:x="0.319cm" svg:y="0.18cm" svg:width="10.515cm" svg:height="8.645cm">
          <chart:coordinate-region svg:x="1.337cm" svg:y="0.379cm" svg:width="9.49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.AN2:magnitude_validation_test.AN209" chart:label-cell-address="magnitude_validation_test.AN1:magnitude_validation_test.AN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X [mT]</text:p>
                <draw:g>
                  <svg:desc>magnitude_validation_test.AN1:magnitude_validation_test.A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5">
                <text:p>0.00795</text:p>
                <draw:g>
                  <svg:desc>magnitude_validation_test.AN2:magnitude_validation_test.AN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05">
                <text:p>-0.0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95">
                <text:p>0.01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005">
                <text:p>-0.01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905">
                <text:p>-0.049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305">
                <text:p>-0.043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4605">
                <text:p>-0.04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8505">
                <text:p>-0.08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005">
                <text:p>-0.01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95">
                <text:p>0.00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4.201cm" style:legend-expansion="high" chart:style-name="ch2"/>
        <chart:plot-area chart:style-name="ch3" table:cell-range-address="magnitude_validation_test.AO1:magnitude_validation_test.AO209" chart:data-source-has-labels="row" svg:x="0.32cm" svg:y="0.18cm" svg:width="10.523cm" svg:height="8.64cm">
          <chart:coordinate-region svg:x="1.338cm" svg:y="0.38cm" svg:width="9.50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.AO2:magnitude_validation_test.AO209" chart:label-cell-address="magnitude_validation_test.AO1:magnitude_validation_test.AO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Y [mT]</text:p>
                <draw:g>
                  <svg:desc>magnitude_validation_test.AO1:magnitude_validation_test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09999999999999">
                <text:p>0.00509999999999999</text:p>
                <draw:g>
                  <svg:desc>magnitude_validation_test.AO2:magnitude_validation_test.AO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59">
                <text:p>-0.0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39">
                <text:p>-0.0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339">
                <text:p>-0.03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09">
                <text:p>-0.06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390000000000001">
                <text:p>-0.0039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